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157.43mm"/>
    </style:style>
    <style:style style:name="co3" style:family="table-column">
      <style:table-column-properties fo:break-before="auto" style:column-width="14.55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8.47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0.32mm" fo:break-before="auto" style:use-optimal-row-height="fals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13.49mm" fo:break-before="auto" style:use-optimal-row-height="false"/>
    </style:style>
    <style:style style:name="ro17" style:family="table-row">
      <style:table-row-properties style:row-height="11.38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2" table:formula="of:=&quot;Календарне планування з інформатики для 11 класу на &quot;&amp;[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$Календар.A1]" office:value-type="string" office:string-value="Календарне планування з інформатики для 11 класу на 2017/2018 н.р." calcext:value-type="string" table:number-columns-spanned="4" table:number-rows-spanned="1">
            <text:p>Календарне планування з інформатики для 11 класу на 2017/2018 н.р.</text:p>
          </table:table-cell>
          <table:covered-table-cell table:number-columns-repeated="3"/>
          <table:table-cell table:style-name="ce14" office:value-type="string" calcext:value-type="string">
            <text:p>2 год/тижд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Базові поняття програмування. Засоби візуальної розробки програм (9 год.)</text:p>
          </table:table-cell>
          <table:table-cell table:number-columns-repeated="2" table:style-name="ce11" office:value-type="string" calcext:value-type="string">
            <text:p>11-Б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Поняття програми як автоматизованої систе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Конструювання лінійних алгоритмів та їх графічне под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Принципи роботи у візуальному середовищі розробки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Практична робота №1. Створення й виконання програмного проекту. Використання елементів управлі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Поняття оператора. Редагування і написання коду обробників подій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Конструювання інтерфейсу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Поняття змінної. Поняття операції та вираз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Практична робота №2. Введення й виведення даних, робота зі змінни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Практична робота №3. Налагодження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/>
          <table:table-cell table:style-name="ce7" office:value-type="string" calcext:value-type="string">
            <text:p>Основи структурного програмування (19 год.)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Запис логічних виразів мовою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Оператори одно- дво- та поліальтернативного розгалуження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Реалізація розгалужень з використанням прапорців та груп перемикач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4" office:value-type="string" calcext:value-type="string">
            <text:p>Вкладені розгалуже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Практична робота №4. Складання програм з розгалуженнями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Поняття підпрограми та її аргумен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Стандартні підпрограми та підпрограми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4" office:value-type="string" calcext:value-type="string">
            <text:p>Стандартні підпрограми, призначені для роботи з графікою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Практична робота №5. Використання підпрограм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4" office:value-type="string" calcext:value-type="string">
            <text:p>Алгоритмічна конструкція повторення та її графічне подання. Оператори цикл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4" office:value-type="string" calcext:value-type="string">
            <text:p>Складання та програмна реалізація циклічних алгорит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4" office:value-type="string" calcext:value-type="string">
            <text:p>Вкладені цикл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Практична робота №6. Програмування циклі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Поняття масиву. Оголошення одновимірного масиву. Індексація елементів масив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7">
          <table:table-cell table:style-name="ce5" office:value-type="float" office:value="24" calcext:value-type="float">
            <text:p>24</text:p>
          </table:table-cell>
          <table:table-cell table:style-name="ce4" office:value-type="string" calcext:value-type="string">
            <text:p>Уведення даних у масив та відображення його вміс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4" office:value-type="string" calcext:value-type="string">
            <text:p>Пошук даних у масив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Обчислення підсумкових показників для числового масиву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27" calcext:value-type="float">
            <text:p>27</text:p>
          </table:table-cell>
          <table:table-cell table:style-name="ce4" office:value-type="string" calcext:value-type="string">
            <text:p>Обчислення підсумкових характеристик для елементів, що задовольняють певним властивостя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4" office:value-type="string" calcext:value-type="string">
            <text:p>Вибирання елементів з масиву за певним критеріє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Сортування масивів. Практична робота №7. Опрацювання одновимірних масивів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Узагальнення з теми Основи алгоритмізації та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Бази даних (1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Поняття моделі даних,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0">
          <table:table-cell table:style-name="ce5" office:value-type="float" office:value="32" calcext:value-type="float">
            <text:p>32</text:p>
          </table:table-cell>
          <table:table-cell table:style-name="ce4" office:value-type="string" calcext:value-type="string">
            <text:p>Модель «сутність-зв’язок»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Поняття таблиці, поля, запису. Основні етапи роботи з базами даних в середовищі системи управління базам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Практична робота №8. Розробка моделі «сутність-зв’язок» заданої предметної област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5" calcext:value-type="float">
            <text:p>35</text:p>
          </table:table-cell>
          <table:table-cell table:style-name="ce4" office:value-type="string" calcext:value-type="string">
            <text:p>Створення бази даних в середовищі СКБД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4" office:value-type="string" calcext:value-type="string">
            <text:p>Операції з таблицями. Створення зв’язків між таблиц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4" office:value-type="string" calcext:value-type="string">
            <text:p>Інтерфейс користувача бази даних. Форми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2">
          <table:table-cell table:style-name="ce5" office:value-type="float" office:value="38" calcext:value-type="float">
            <text:p>38</text:p>
          </table:table-cell>
          <table:table-cell table:style-name="ce4" office:value-type="string" calcext:value-type="string">
            <text:p>Сортування, пошук і фільтрація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3"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Практична робота №9. Форми. Введення даних. Сортування, фільтрація і пошук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Вибирання даних. Поняття запиту до реляційної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4" office:value-type="string" calcext:value-type="string">
            <text:p>Операції з групами запис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4">
          <table:table-cell table:style-name="ce5" office:value-type="float" office:value="42" calcext:value-type="float">
            <text:p>42</text:p>
          </table:table-cell>
          <table:table-cell table:style-name="ce4" office:value-type="string" calcext:value-type="string">
            <text:p>Редагування запитів, звітів і форм з використанням конструктора. Практична робота №10. Створення запитів і зві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string" calcext:value-type="string">
            <text:p>Узагальнення з теми Бази даних. СУБД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Створення, публікація та підтримка веб-ресурсів (6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4" office:value-type="string" calcext:value-type="string">
            <text:p>Структура веб-сайтів, різновиди веб-сайтів. Різновиди веб-сторінок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4" office:value-type="string" calcext:value-type="string">
            <text:p>Поняття про системи керування вмістом сайту. Основи веб-дизайн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46" calcext:value-type="float">
            <text:p>46</text:p>
          </table:table-cell>
          <table:table-cell table:style-name="ce4" office:value-type="string" calcext:value-type="string">
            <text:p>Поняття про засоби автоматизованого розроблення веб-сайтів, редактор веб-сайтів з графічним інтерфейсо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4" office:value-type="string" calcext:value-type="string">
            <text:p>Практична робота № 11. Автоматизоване створення веб-сайту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4" office:value-type="string" calcext:value-type="string">
            <text:p>Поняття блогу, різновиди блогів. Створення й оформлення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4" office:value-type="string" calcext:value-type="string">
            <text:p>Практична робота № 12. Створення і ведення власного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снови створення комп’ютерних публікацій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4" office:value-type="string" calcext:value-type="string">
            <text:p>Знайомство з комп’ютерними публікаці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5">
          <table:table-cell table:style-name="ce5" office:value-type="float" office:value="51" calcext:value-type="float">
            <text:p>51</text:p>
          </table:table-cell>
          <table:table-cell table:style-name="ce4" office:value-type="string" calcext:value-type="string">
            <text:p>Види публікацій та їх шаблони. Структура публ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52" calcext:value-type="float">
            <text:p>52</text:p>
          </table:table-cell>
          <table:table-cell table:style-name="ce4" office:value-type="string" calcext:value-type="string">
            <text:p>Поширення публікації. Практична робота №13. Створення інформаційного бюлетеня і букле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бробка мультимедійних даних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4" office:value-type="string" calcext:value-type="string">
            <text:p>Основи роботи з мультимедіа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4" office:value-type="string" calcext:value-type="string">
            <text:p>Основи обробки мультимедійних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Редагування мультимедійних даних. Практична робота №14. Створення відеокліп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6">
          <table:table-cell table:style-name="ce4"/>
          <table:table-cell table:style-name="ce7" office:value-type="string" calcext:value-type="string">
            <text:p>Інтегроване використання засобів опрацювання електронних документів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4" office:value-type="string" calcext:value-type="string">
            <text:p>Обмін даними між різними програмними середовища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4" office:value-type="string" calcext:value-type="string">
            <text:p>Практична робота №15. Виконання завдань з опрацювання даних у кількох програмних середовищах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7">
          <table:table-cell table:style-name="ce4"/>
          <table:table-cell table:style-name="ce7" office:value-type="string" calcext:value-type="string">
            <text:p>Спільна робота з документами. Розробка колективного проекту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58" calcext:value-type="float">
            <text:p>58</text:p>
          </table:table-cell>
          <table:table-cell table:style-name="ce4" office:value-type="string" calcext:value-type="string">
            <text:p>Служби онлайнового документообі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4" office:value-type="string" calcext:value-type="string">
            <text:p>Практична робота №16. Розробка проек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Інформаційні технології в навчанні (8 год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4" office:value-type="string" calcext:value-type="string">
            <text:p>Математичний процесор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4" office:value-type="string" calcext:value-type="string">
            <text:p>Практична робота №17. Автоматизація математи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4" office:value-type="string" calcext:value-type="string">
            <text:p>Побудова графіка функції однієї змінної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4" office:value-type="string" calcext:value-type="string">
            <text:p>Практична робота №18. Побудова графіків функції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4" office:value-type="string" calcext:value-type="string">
            <text:p>Розвязування задач на пошук екстрему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8">
          <table:table-cell table:style-name="ce5" office:value-type="float" office:value="65" calcext:value-type="float">
            <text:p>65</text:p>
          </table:table-cell>
          <table:table-cell table:style-name="ce4" office:value-type="string" calcext:value-type="string">
            <text:p>Практична робота №19. Знаходження наближених значень розв’язків рівнянь і систем рівня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4" office:value-type="string" calcext:value-type="string">
            <text:p>Віртуальні лабораторії, інтерактивні моделі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4" office:value-type="string" calcext:value-type="string">
            <text:p>Практична робота №20. Використання програмних засобів при вивченні фізики, хімії та біолог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Узагальнення з теми Інформаційні технології персональної та колективної комун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9" table:number-rows-repeated="104849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Календар" table:print="false" table:style-name="ta_extref">
        <table:table-source xlink:type="simple" xlink:href="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" table:table-name="Календар" table:filter-name="calc8" table:mode="copy-results-only"/>
        <table:table-column/>
        <table:table-row>
          <table:table-cell table:style-name="ce1" office:value-type="string">
            <text:p>2017/2018 н.р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4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.00.0000</text:date>, <text:time style:data-style-name="N2" text:time-value="18:09:51.9492302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7:30:46.356657811</meta:creation-date>
    <dc:date>2018-09-17T18:10:07.317762875</dc:date>
    <meta:editing-duration>PT9M2S</meta:editing-duration>
    <meta:editing-cycles>4</meta:editing-cycles>
    <meta:generator>LibreOffice/6.1.1.2$Linux_X86_64 LibreOffice_project/10$Build-2</meta:generator>
    <meta:document-statistic meta:table-count="1" meta:cell-count="149" meta:object-count="0"/>
  </office:meta>
</office:document-meta>
</file>